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4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13.982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2.794cm"/>
    </style:style>
    <style:style style:name="co17" style:family="table-column">
      <style:table-column-properties fo:break-before="auto" style:column-width="13.513cm"/>
    </style:style>
    <style:style style:name="co18" style:family="table-column">
      <style:table-column-properties fo:break-before="auto" style:column-width="0.612cm"/>
    </style:style>
    <style:style style:name="co19" style:family="table-column">
      <style:table-column-properties fo:break-before="auto" style:column-width="0.841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2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70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7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2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north_leather,itm_north_leather_ok, itm_blue_tunic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" calcext:value-type="string">
            <text:p>["i1_dale_militia","Dale_Militiaman","Dale_Militia"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3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7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7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7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</text:span>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_bad, 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,0,0,fac_gondor,[itm_gondor_auxila_helm,itm_gondor_infantry_helm_bad, itm_gon_jerkin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,0,0,fac_gondor,[itm_gondor_auxila_helm,itm_gondor_infantry_helm_bad, itm_gon_jerkin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2|knows_power_strike_1|knows_power_throw_1|knows_weapon_master_1|knows_shield_3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2h_sword,itm_gondor_2h_swo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2h_sword,itm_gondor_2h_sword,itm_loss_war_axe,],str_18|agi_18| int_4| cha_4|level(25)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regular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1|knows_shield_1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imod_bent)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horse_archery_6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<text:span text:style-name="T1">knows_common|knows_athletics_5|knows_shield_4</text:span>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<text:span text:style-name="T1">knows_common|knows_athletics_6|knows_shield_2</text:span>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<text:span text:style-name="T1">knows_common|knows_athletics_6|knows_shield_3</text:span>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6|knows_power_strike_5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itm_rohan_tunic_a,itm_rohan_tunic_b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b_good,itm_dale_med_b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3|knows_power_draw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5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6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8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2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7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7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7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light_a_bad,itm_isen_orc_light_b_bad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 itm_isen_orc_helm_a,</text:p>
          </table:table-cell>
          <table:table-cell table:style-name="ce12" office:value-type="string" calcext:value-type="string">
            <text:p>itm_isen_orc_light_a,itm_isen_orc_light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pad_a,itm_isen_orc_pad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pad_b_good, itm_isen_orc_mail_b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spear,itm_isengard_spear,</text:p>
          </table:table-cell>
          <table:table-cell table:style-name="ce12" office:value-type="string" calcext:value-type="string">
            <text:p>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mail_a_bad,itm_isen_orc_light_b_goo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mail_a, itm_isen_orc_mail_b_bad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light_a,itm_isen_orc_light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twohand_wood_club,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light_a,itm_isen_orc_light_b,itm_orc_throwing_arrow,itm_orc_throwing_arrow,itm_twohand_wood_club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light_a,itm_isen_orc_light_b,itm_orc_throwing_arrow,itm_orc_throwing_arrow,itm_twohand_wood_club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light_a_good, itm_isen_orc_light_b_good, itm_isen_orc_mail_a_bad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club_b,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orc_mail_a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isengard_mallet,itm_isengard_spea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short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,</text:p>
          </table:table-cell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itm_isengard_sword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heavy_d_goo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itm_isengard_heavy_axe,itm_isengard_heavy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<text:span text:style-name="T1">tf_urukhai| tf_mounted| tfg_armor| </text:span>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light_c_bad, itm_isen_uruk_light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itm_uruk_ragwrap, </text:p>
          </table:table-cell>
          <table:table-cell table:style-name="ce12" office:value-type="string" calcext:value-type="string">
            <text:p>itm_isengard_heavy_axe,itm_isengard_mallet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</text:p>
          </table:table-cell>
          <table:table-cell table:style-name="ce12" office:value-type="string" calcext:value-type="string">
            <text:p>itm_isen_uruk_light_a,itm_isen_uruk_light_a_bad,itm_isen_uruk_light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g_armor| tf_no_capture_alive,0,0,fac_isengard,[itm_isen_orc_helm_a_bad,itm_isen_uruk_light_a,itm_isen_uruk_light_a_bad,itm_isen_uruk_light_b_bad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g_armor| tf_no_capture_alive,0,0,fac_isengard,[itm_isen_orc_helm_a_bad,itm_isen_uruk_light_a,itm_isen_uruk_light_a_bad,itm_isen_uruk_light_b_bad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uruk_light_a_good, itm_isen_uruk_light_b, itm_isen_uruk_med_a_bad, itm_isen_uruk_med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weapon_master_1|knows_shield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bad,</text:p>
          </table:table-cell>
          <table:table-cell table:style-name="ce12" office:value-type="string" calcext:value-type="string">
            <text:p>itm_isen_uruk_light_b_good, itm_isen_uruk_med_a, itm_isen_uruk_med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b_good, itm_isen_uruk_heavy_a_bad, itm_isen_uruk_heavy_b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b_good, itm_isen_uruk_heavy_c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a_good, itm_isen_uruk_heavy_a_bad, itm_isen_uruk_heavy_b_bad, 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 itm_isen_uruk_heavy_b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<text:span text:style-name="T1">tf_orc| tfg_ranged| tfg_armor</text:span>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<text:span text:style-name="T1">tf_orc| tfg_ranged| tfg_armor</text:span>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orc_skull_spear_heavy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orc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2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71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2"/>
        <table:table-row table:style-name="ro7">
          <table:table-cell table:number-columns-repeated="7"/>
          <table:table-cell table:style-name="ce71" office:value-type="string" calcext:value-type="string">
            <text:p>Char 1</text:p>
          </table:table-cell>
          <table:table-cell table:style-name="ce71" office:value-type="string" calcext:value-type="string">
            <text:p>[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2</text:p>
          </table:table-cell>
          <table:table-cell table:style-name="ce71" office:value-type="string" calcext:value-type="string">
            <text:p>]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3</text:p>
          </table:table-cell>
          <table:table-cell table:style-name="ce71" office:value-type="string" calcext:value-type="string">
            <text:p>(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4</text:p>
          </table:table-cell>
          <table:table-cell table:style-name="ce71" office:value-type="string" calcext:value-type="string">
            <text:p>)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5</text:p>
          </table:table-cell>
          <table:table-cell table:style-name="ce71" office:value-type="string" calcext:value-type="string">
            <text:p>|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6</text:p>
          </table:table-cell>
          <table:table-cell table:style-name="ce71" office:value-type="string" calcext:value-type="string">
            <text:p>,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7</text:p>
          </table:table-cell>
          <table:table-cell table:style-name="ce71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8">
          <table:table-cell table:style-name="ce70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.00.0000</text:date>, <text:time style:data-style-name="N2" text:time-value="18:51:19.88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/>
    <meta:creation-date>2018-01-09T20:56:58Z</meta:creation-date>
    <dc:date>2021-11-21T22:03:12.559000000</dc:date>
    <meta:editing-cycles>533</meta:editing-cycles>
    <meta:editing-duration>P6DT16H56S</meta:editing-duration>
    <dc:creator>Jöran Balks</dc:creator>
    <meta:document-statistic meta:table-count="2" meta:cell-count="7111" meta:object-count="0"/>
  </office:meta>
</office:document-meta>
</file>